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UH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discuss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ntrodu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ogres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istor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merg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pres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desira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stablish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discuss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appear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cohol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tak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est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tent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rea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lob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B.C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dop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iviliz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B.C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radi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r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mok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al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uga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rai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ickl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ic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mai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diminish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act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mmo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mmunit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opu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biquit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yea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euwenhoek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search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explor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otent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itia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pplic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prov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scientif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ention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ndin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av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20t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y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string" calcext:value-type="string">
            <text:p>RBS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ntribu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cienti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describ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20th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Kirch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euwenhoek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dent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c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cheel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lim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xamin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Kircher\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u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ipe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lcohol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gan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terio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ay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ctococc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Lact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ist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0°C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rmophil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mprop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``</text:p>
          </table:table-cell>
        </table:table-row>
        <table:table-row table:style-name="ro1">
          <table:table-cell office:value-type="string" calcext:value-type="string">
            <text:p>Osmophil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table:number-columns-repeated="2" office:value-type="string" calcext:value-type="string">
            <text:p>``</text:p>
          </table:table-cell>
        </table:table-row>
        <table:table-row table:style-name="ro1">
          <table:table-cell office:value-type="string" calcext:value-type="string">
            <text:p>psychrophi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agula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agulat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fat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scrib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Justin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Kern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ransmit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yphoi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.Taylor\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teritidi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otulin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rmenge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tulin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ocume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ere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araly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hellfis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ersin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terocolitic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ausa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astroenterit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terotoxi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otulis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ported\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utbrea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ampylobact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jejuni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terotox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r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richinell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pirali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hem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ate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.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king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condens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ntroduc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.Elliot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eril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utocla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mmer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asteu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U.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friger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acter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ermit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eservati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ioxid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rank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ructur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igelow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sty\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troll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onizing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eserv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oct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orb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ub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restric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tamin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eat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roths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ythylen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y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que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uspension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rm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ndospor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btil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vea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.Coh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treptococc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Lact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lu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Koch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troduc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urif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numerat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tri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lagella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eril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oil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o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tai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lls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quir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asteur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ssu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smet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esticid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hemical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smet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rradi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HACC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gu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ishe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Rece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ncre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enefic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armfu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P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metabolites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ol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viru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otozo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lgae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begin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a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ers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elonging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non-gover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fic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r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ser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chie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sponsibi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nvolv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o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uthority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az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know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s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ubsequ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19t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cientis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begu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W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nd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ven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evelopmental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decad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prese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ffec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hanging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festy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ma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merge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athogen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stablish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vid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even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ven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az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well-design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SM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sur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mply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ensur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par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hygienic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sumer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ogra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preventiv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perienc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ntamina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gram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integr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sistent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ogramm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ricultu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ygienic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GH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HACCP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QM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SO90001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FSM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SO22000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volv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len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ccepte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volv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TO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dex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limentarius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mmission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enc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\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ani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or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cientis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udit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rainer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ounsel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onsultant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advisor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reover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rtify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udit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cuses</text:p>
          </table:table-cell>
          <table:table-cell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ecolog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utbreak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stretch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ie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cognition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</table:table-row>
        <table:table-row table:style-name="ro1">
          <table:table-cell office:value-type="string" calcext:value-type="string">
            <text:p>diverse</text:p>
          </table:table-cell>
          <table:table-cell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</table:table-row>
        <table:table-row table:style-name="ro1" table:number-rows-repeated="104648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16:58:02.220434945</meta:creation-date>
    <dc:date>2020-04-19T20:29:44.137082336</dc:date>
    <meta:editing-duration>PT22M56S</meta:editing-duration>
    <meta:editing-cycles>4</meta:editing-cycles>
    <meta:generator>LibreOffice/6.4.2.2$Linux_X86_64 LibreOffice_project/40$Build-2</meta:generator>
    <meta:document-statistic meta:table-count="1" meta:cell-count="4186" meta:object-count="0"/>
  </office:meta>
</office:document-meta>
</file>